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gr1" style:family="graphic">
      <style:graphic-properties draw:stroke="solid" svg:stroke-width="0.4mm" svg:stroke-color="#000000" draw:marker-start-width="2.6mm" draw:marker-end-width="2.6mm" draw:fill="none" draw:textarea-horizontal-align="center" draw:textarea-vertical-align="middle" fo:padding-top="0.2mm" fo:padding-bottom="0.2mm" fo:padding-left="0.2mm" fo:padding-right="0.2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pha.20180212" table:style-name="ta1">
        <table:shapes>
          <draw:frame draw:z-index="0" draw:style-name="gr1" draw:text-style-name="P1" svg:width="159.97mm" svg:height="89.74mm" svg:x="3.04mm" svg:y="42.65mm">
            <draw:object draw:notify-on-update-of-ranges="'alpha.20180212'.A3:'alpha.20180212'.A3 'alpha.20180212'.B3:'alpha.20180212'.B3 'alpha.20180212'.A4:'alpha.20180212'.A9 'alpha.20180212'.B2:'alpha.20180212'.B2 'alpha.20180212'.B4:'alpha.20180212'.B9 'alpha.20180212'.A4:'alpha.20180212'.A9 'alpha.20180212'.C2:'alpha.20180212'.C2 'alpha.20180212'.C4:'alpha.20180212'.C9 'alpha.20180212'.A3:'alpha.20180212'.A3 'alpha.20180212'.D3:'alpha.20180212'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74mm" svg:x="183.32mm" svg:y="42.77mm">
            <draw:object draw:notify-on-update-of-ranges="'alpha.20180212'.I3:'alpha.20180212'.I3 'alpha.20180212'.J3:'alpha.20180212'.J3 'alpha.20180212'.I4:'alpha.20180212'.I9 'alpha.20180212'.J2:'alpha.20180212'.J2 'alpha.20180212'.J4:'alpha.20180212'.J9 'alpha.20180212'.I4:'alpha.20180212'.I9 'alpha.20180212'.K2:'alpha.20180212'.K2 'alpha.20180212'.K4:'alpha.20180212'.K9 'alpha.20180212'.I3:'alpha.20180212'.I3 'alpha.20180212'.L3:'alpha.20180212'.L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74mm" svg:x="183.3mm" svg:y="182.79mm">
            <draw:object draw:notify-on-update-of-ranges="'alpha.20180212'.I34:'alpha.20180212'.I34 'alpha.20180212'.J34:'alpha.20180212'.J34 'alpha.20180212'.I35:'alpha.20180212'.I40 'alpha.20180212'.J33:'alpha.20180212'.J33 'alpha.20180212'.J35:'alpha.20180212'.J40 'alpha.20180212'.I35:'alpha.20180212'.I40 'alpha.20180212'.K33:'alpha.20180212'.K33 'alpha.20180212'.K35:'alpha.20180212'.K40 'alpha.20180212'.I34:'alpha.20180212'.I34 'alpha.20180212'.L34:'alpha.20180212'.L34 'alpha.20180212'.I35:'alpha.20180212'.I40 'alpha.20180212'.L33:'alpha.20180212'.L33 'alpha.20180212'.L35:'alpha.20180212'.L40 'alpha.20180212'.I35:'alpha.20180212'.I40 'alpha.20180212'.M33:'alpha.20180212'.M33 'alpha.20180212'.M35:'alpha.20180212'.M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est 1: postgres 10.2 vs. cockroach 2.0-alpha.20180212</text:p>
          </table:table-cell>
          <table:table-cell table:number-columns-repeated="7"/>
          <table:table-cell office:value-type="string" calcext:value-type="string">
            <text:p>Test 2: postgres 10.2 vs. cockroach 2.0-alpha.20180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  <table:table-cell/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table:formula="of:=[.B3]" office:value-type="float" office:value="6348" calcext:value-type="float">
            <text:p>6348</text:p>
          </table:table-cell>
          <table:table-cell office:value-type="float" office:value="4444" calcext:value-type="float">
            <text:p>4444</text:p>
          </table:table-cell>
          <table:table-cell table:formula="of:=[.D3]" office:value-type="float" office:value="4444" calcext:value-type="float">
            <text:p>4444</text:p>
          </table:table-cell>
          <table:table-cell/>
          <table:table-cell table:style-name="ce1" table:formula="of:=[.E3]/[.C3]" office:value-type="percentage" office:value="0.700063011972275" calcext:value-type="percentage">
            <text:p>70,01 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18" calcext:value-type="float">
            <text:p>6918</text:p>
          </table:table-cell>
          <table:table-cell table:formula="of:=[.J3]" office:value-type="float" office:value="6918" calcext:value-type="float">
            <text:p>6918</text:p>
          </table:table-cell>
          <table:table-cell office:value-type="float" office:value="2092" calcext:value-type="float">
            <text:p>2092</text:p>
          </table:table-cell>
          <table:table-cell table:formula="of:=[.L3]" office:value-type="float" office:value="2092" calcext:value-type="float">
            <text:p>2092</text:p>
          </table:table-cell>
          <table:table-cell/>
          <table:table-cell table:style-name="ce1" table:formula="of:=[.M3]/[.K3]" office:value-type="percentage" office:value="0.302399537438566" calcext:value-type="percentage">
            <text:p>30,24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4" calcext:value-type="float">
            <text:p>4404</text:p>
          </table:table-cell>
          <table:table-cell table:formula="of:=[.A4]*[.B4]" office:value-type="float" office:value="4404" calcext:value-type="float">
            <text:p>44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528" calcext:value-type="float">
            <text:p>4528</text:p>
          </table:table-cell>
          <table:table-cell table:formula="of:=[.I4]*[.J4]"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5" calcext:value-type="float">
            <text:p>3985</text:p>
          </table:table-cell>
          <table:table-cell table:formula="of:=[.A5]*[.B5]" office:value-type="float" office:value="7970" calcext:value-type="float">
            <text:p>797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958" calcext:value-type="float">
            <text:p>3958</text:p>
          </table:table-cell>
          <table:table-cell table:formula="of:=[.I5]*[.J5]"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87" calcext:value-type="float">
            <text:p>3487</text:p>
          </table:table-cell>
          <table:table-cell table:formula="of:=[.A6]*[.B6]" office:value-type="float" office:value="13948" calcext:value-type="float">
            <text:p>1394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389" calcext:value-type="float">
            <text:p>3389</text:p>
          </table:table-cell>
          <table:table-cell table:formula="of:=[.I6]*[.J6]" office:value-type="float" office:value="13556" calcext:value-type="float">
            <text:p>1355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8" calcext:value-type="float">
            <text:p>2908</text:p>
          </table:table-cell>
          <table:table-cell table:formula="of:=[.A7]*[.B7]" office:value-type="float" office:value="23264" calcext:value-type="float">
            <text:p>2326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708" calcext:value-type="float">
            <text:p>2708</text:p>
          </table:table-cell>
          <table:table-cell table:formula="of:=[.I7]*[.J7]" office:value-type="float" office:value="21664" calcext:value-type="float">
            <text:p>2166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77" calcext:value-type="float">
            <text:p>2177</text:p>
          </table:table-cell>
          <table:table-cell table:formula="of:=[.A8]*[.B8]" office:value-type="float" office:value="34832" calcext:value-type="float">
            <text:p>3483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063" calcext:value-type="float">
            <text:p>2063</text:p>
          </table:table-cell>
          <table:table-cell table:formula="of:=[.I8]*[.J8]" office:value-type="float" office:value="33008" calcext:value-type="float">
            <text:p>3300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3" calcext:value-type="float">
            <text:p>1513</text:p>
          </table:table-cell>
          <table:table-cell table:formula="of:=[.A9]*[.B9]" office:value-type="float" office:value="48416" calcext:value-type="float">
            <text:p>4841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410" calcext:value-type="float">
            <text:p>1410</text:p>
          </table:table-cell>
          <table:table-cell table:formula="of:=[.I9]*[.J9]" office:value-type="float" office:value="45120" calcext:value-type="float">
            <text:p>45120</text:p>
          </table:table-cell>
          <table:table-cell table:number-columns-repeated="4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 office:value-type="string" calcext:value-type="string">
            <text:p>Test 3: postgres 10.2 vs. cockroach 2.0-alpha.20180212</text:p>
          </table:table-cell>
          <table:table-cell table:number-columns-repeated="7"/>
          <table:table-cell office:value-type="string" calcext:value-type="string">
            <text:p>Test 4: postgres 10.2 vs. cockroach 2.0-alpha.20180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 table:number-columns-repeated="3"/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047" calcext:value-type="float">
            <text:p>8047</text:p>
          </table:table-cell>
          <table:table-cell table:formula="of:=[.J34]" office:value-type="float" office:value="8047" calcext:value-type="float">
            <text:p>8047</text:p>
          </table:table-cell>
          <table:table-cell office:value-type="float" office:value="3748" calcext:value-type="float">
            <text:p>3748</text:p>
          </table:table-cell>
          <table:table-cell table:formula="of:=[.L34]" office:value-type="float" office:value="3748" calcext:value-type="float">
            <text:p>3748</text:p>
          </table:table-cell>
          <table:table-cell/>
          <table:table-cell table:style-name="ce1" table:formula="of:=[.M34]/[.K34]" office:value-type="percentage" office:value="0.465763638623089" calcext:value-type="percentage">
            <text:p>46,58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1" calcext:value-type="float">
            <text:p>4871</text:p>
          </table:table-cell>
          <table:table-cell table:formula="of:=[.A35]*[.B35]" office:value-type="float" office:value="4871" calcext:value-type="float">
            <text:p>487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456" calcext:value-type="float">
            <text:p>7456</text:p>
          </table:table-cell>
          <table:table-cell table:formula="of:=[.I35]*[.J35]" office:value-type="float" office:value="7456" calcext:value-type="float">
            <text:p>7456</text:p>
          </table:table-cell>
          <table:table-cell office:value-type="float" office:value="3167" calcext:value-type="float">
            <text:p>3167</text:p>
          </table:table-cell>
          <table:table-cell table:formula="of:=[.L35]*[.I35]" office:value-type="float" office:value="3167" calcext:value-type="float">
            <text:p>3167</text:p>
          </table:table-cell>
          <table:table-cell/>
          <table:table-cell table:style-name="ce1" table:formula="of:=[.M35]/[.K35]" office:value-type="percentage" office:value="0.424758583690987" calcext:value-type="percentage">
            <text:p>42,48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9" calcext:value-type="float">
            <text:p>4109</text:p>
          </table:table-cell>
          <table:table-cell table:formula="of:=[.A36]*[.B36]" office:value-type="float" office:value="8218" calcext:value-type="float">
            <text:p>821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138" calcext:value-type="float">
            <text:p>6138</text:p>
          </table:table-cell>
          <table:table-cell table:formula="of:=[.I36]*[.J36]" office:value-type="float" office:value="12276" calcext:value-type="float">
            <text:p>12276</text:p>
          </table:table-cell>
          <table:table-cell office:value-type="float" office:value="2734" calcext:value-type="float">
            <text:p>2734</text:p>
          </table:table-cell>
          <table:table-cell table:formula="of:=[.L36]*[.I36]" office:value-type="float" office:value="5468" calcext:value-type="float">
            <text:p>5468</text:p>
          </table:table-cell>
          <table:table-cell/>
          <table:table-cell table:style-name="ce1" table:formula="of:=[.M36]/[.K36]" office:value-type="percentage" office:value="0.445421961550994" calcext:value-type="percentage">
            <text:p>44,54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36" calcext:value-type="float">
            <text:p>3436</text:p>
          </table:table-cell>
          <table:table-cell table:formula="of:=[.A37]*[.B37]" office:value-type="float" office:value="13744" calcext:value-type="float">
            <text:p>1374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02" calcext:value-type="float">
            <text:p>5002</text:p>
          </table:table-cell>
          <table:table-cell table:formula="of:=[.I37]*[.J37]" office:value-type="float" office:value="20008" calcext:value-type="float">
            <text:p>20008</text:p>
          </table:table-cell>
          <table:table-cell office:value-type="float" office:value="2196" calcext:value-type="float">
            <text:p>2196</text:p>
          </table:table-cell>
          <table:table-cell table:formula="of:=[.L37]*[.I37]" office:value-type="float" office:value="8784" calcext:value-type="float">
            <text:p>8784</text:p>
          </table:table-cell>
          <table:table-cell/>
          <table:table-cell table:style-name="ce1" table:formula="of:=[.M37]/[.K37]" office:value-type="percentage" office:value="0.439024390243902" calcext:value-type="percentage">
            <text:p>43,90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36" calcext:value-type="float">
            <text:p>2736</text:p>
          </table:table-cell>
          <table:table-cell table:formula="of:=[.A38]*[.B38]" office:value-type="float" office:value="21888" calcext:value-type="float">
            <text:p>2188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880" calcext:value-type="float">
            <text:p>3880</text:p>
          </table:table-cell>
          <table:table-cell table:formula="of:=[.I38]*[.J38]" office:value-type="float" office:value="31040" calcext:value-type="float">
            <text:p>31040</text:p>
          </table:table-cell>
          <table:table-cell office:value-type="float" office:value="1578" calcext:value-type="float">
            <text:p>1578</text:p>
          </table:table-cell>
          <table:table-cell table:formula="of:=[.L38]*[.I38]" office:value-type="float" office:value="12624" calcext:value-type="float">
            <text:p>12624</text:p>
          </table:table-cell>
          <table:table-cell/>
          <table:table-cell table:style-name="ce1" table:formula="of:=[.M38]/[.K38]" office:value-type="percentage" office:value="0.406701030927835" calcext:value-type="percentage">
            <text:p>40,67 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84" calcext:value-type="float">
            <text:p>2084</text:p>
          </table:table-cell>
          <table:table-cell table:formula="of:=[.A39]*[.B39]" office:value-type="float" office:value="33344" calcext:value-type="float">
            <text:p>3334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754" calcext:value-type="float">
            <text:p>2754</text:p>
          </table:table-cell>
          <table:table-cell table:formula="of:=[.I39]*[.J39]" office:value-type="float" office:value="44064" calcext:value-type="float">
            <text:p>44064</text:p>
          </table:table-cell>
          <table:table-cell office:value-type="float" office:value="1118" calcext:value-type="float">
            <text:p>1118</text:p>
          </table:table-cell>
          <table:table-cell table:formula="of:=[.L39]*[.I39]" office:value-type="float" office:value="17888" calcext:value-type="float">
            <text:p>17888</text:p>
          </table:table-cell>
          <table:table-cell/>
          <table:table-cell table:style-name="ce1" table:formula="of:=[.M39]/[.K39]" office:value-type="percentage" office:value="0.405954974582426" calcext:value-type="percentage">
            <text:p>40,60 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0" calcext:value-type="float">
            <text:p>1450</text:p>
          </table:table-cell>
          <table:table-cell table:formula="of:=[.A40]*[.B40]" office:value-type="float" office:value="46400" calcext:value-type="float">
            <text:p>4640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771" calcext:value-type="float">
            <text:p>1771</text:p>
          </table:table-cell>
          <table:table-cell table:formula="of:=[.I40]*[.J40]" office:value-type="float" office:value="56672" calcext:value-type="float">
            <text:p>56672</text:p>
          </table:table-cell>
          <table:table-cell office:value-type="float" office:value="701" calcext:value-type="float">
            <text:p>701</text:p>
          </table:table-cell>
          <table:table-cell table:formula="of:=[.L40]*[.I40]" office:value-type="float" office:value="22432" calcext:value-type="float">
            <text:p>22432</text:p>
          </table:table-cell>
          <table:table-cell/>
          <table:table-cell table:style-name="ce1" table:formula="of:=[.M40]/[.K40]" office:value-type="percentage" office:value="0.395821569734613" calcext:value-type="percentage">
            <text:p>39,58 %</text:p>
          </table:table-cell>
        </table:table-row>
        <table:table-row table:style-name="ro1" table:number-rows-repeated="22">
          <table:table-cell table:number-columns-repeated="15"/>
        </table:table-row>
        <table:table-row table:style-name="ro1">
          <table:table-cell office:value-type="string" calcext:value-type="string">
            <text:p>Test 5: postgres 10.2 vs. cockroach 2.0-alpha.201802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table:formula="of:=[.B65]" office:value-type="float" office:value="7200" calcext:value-type="float">
            <text:p>7200</text:p>
          </table:table-cell>
          <table:table-cell office:value-type="float" office:value="2086" calcext:value-type="float">
            <text:p>2086</text:p>
          </table:table-cell>
          <table:table-cell table:formula="of:=[.D65]" office:value-type="float" office:value="2086" calcext:value-type="float">
            <text:p>2086</text:p>
          </table:table-cell>
          <table:table-cell/>
          <table:table-cell table:style-name="ce1" table:formula="of:=[.E65]/[.C65]" office:value-type="percentage" office:value="0.289722222222222" calcext:value-type="percentage">
            <text:p>28,97 %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2" calcext:value-type="float">
            <text:p>6352</text:p>
          </table:table-cell>
          <table:table-cell table:formula="of:=[.A66]*[.B66]" office:value-type="float" office:value="6352" calcext:value-type="float">
            <text:p>6352</text:p>
          </table:table-cell>
          <table:table-cell office:value-type="float" office:value="1676" calcext:value-type="float">
            <text:p>1676</text:p>
          </table:table-cell>
          <table:table-cell table:formula="of:=[.D66]*[.A66]" office:value-type="float" office:value="1676" calcext:value-type="float">
            <text:p>1676</text:p>
          </table:table-cell>
          <table:table-cell/>
          <table:table-cell table:style-name="ce1" table:formula="of:=[.E66]/[.C66]" office:value-type="percentage" office:value="0.263853904282116" calcext:value-type="percentage">
            <text:p>26,39 %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02" calcext:value-type="float">
            <text:p>6402</text:p>
          </table:table-cell>
          <table:table-cell table:formula="of:=[.A67]*[.B67]" office:value-type="float" office:value="12804" calcext:value-type="float">
            <text:p>12804</text:p>
          </table:table-cell>
          <table:table-cell office:value-type="float" office:value="1242" calcext:value-type="float">
            <text:p>1242</text:p>
          </table:table-cell>
          <table:table-cell table:formula="of:=[.D67]*[.A67]" office:value-type="float" office:value="2484" calcext:value-type="float">
            <text:p>2484</text:p>
          </table:table-cell>
          <table:table-cell/>
          <table:table-cell table:style-name="ce1" table:formula="of:=[.E67]/[.C67]" office:value-type="percentage" office:value="0.194001874414246" calcext:value-type="percentage">
            <text:p>19,40 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55" calcext:value-type="float">
            <text:p>5255</text:p>
          </table:table-cell>
          <table:table-cell table:formula="of:=[.A68]*[.B68]" office:value-type="float" office:value="21020" calcext:value-type="float">
            <text:p>21020</text:p>
          </table:table-cell>
          <table:table-cell office:value-type="float" office:value="1038" calcext:value-type="float">
            <text:p>1038</text:p>
          </table:table-cell>
          <table:table-cell table:formula="of:=[.D68]*[.A68]" office:value-type="float" office:value="4152" calcext:value-type="float">
            <text:p>4152</text:p>
          </table:table-cell>
          <table:table-cell/>
          <table:table-cell table:style-name="ce1" table:formula="of:=[.E68]/[.C68]" office:value-type="percentage" office:value="0.197526165556613" calcext:value-type="percentage">
            <text:p>19,75 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47" calcext:value-type="float">
            <text:p>3847</text:p>
          </table:table-cell>
          <table:table-cell table:formula="of:=[.A69]*[.B69]" office:value-type="float" office:value="30776" calcext:value-type="float">
            <text:p>30776</text:p>
          </table:table-cell>
          <table:table-cell office:value-type="float" office:value="847" calcext:value-type="float">
            <text:p>847</text:p>
          </table:table-cell>
          <table:table-cell table:formula="of:=[.D69]*[.A69]" office:value-type="float" office:value="6776" calcext:value-type="float">
            <text:p>6776</text:p>
          </table:table-cell>
          <table:table-cell/>
          <table:table-cell table:style-name="ce1" table:formula="of:=[.E69]/[.C69]" office:value-type="percentage" office:value="0.220171562256304" calcext:value-type="percentage">
            <text:p>22,02 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1" calcext:value-type="float">
            <text:p>2831</text:p>
          </table:table-cell>
          <table:table-cell table:formula="of:=[.A70]*[.B70]" office:value-type="float" office:value="45296" calcext:value-type="float">
            <text:p>45296</text:p>
          </table:table-cell>
          <table:table-cell office:value-type="float" office:value="686" calcext:value-type="float">
            <text:p>686</text:p>
          </table:table-cell>
          <table:table-cell table:formula="of:=[.D70]*[.A70]" office:value-type="float" office:value="10976" calcext:value-type="float">
            <text:p>10976</text:p>
          </table:table-cell>
          <table:table-cell/>
          <table:table-cell table:style-name="ce1" table:formula="of:=[.E70]/[.C70]" office:value-type="percentage" office:value="0.242317202401978" calcext:value-type="percentage">
            <text:p>24,23 %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44" calcext:value-type="float">
            <text:p>1844</text:p>
          </table:table-cell>
          <table:table-cell table:formula="of:=[.A71]*[.B71]" office:value-type="float" office:value="59008" calcext:value-type="float">
            <text:p>59008</text:p>
          </table:table-cell>
          <table:table-cell office:value-type="float" office:value="503" calcext:value-type="float">
            <text:p>503</text:p>
          </table:table-cell>
          <table:table-cell table:formula="of:=[.D71]*[.A71]" office:value-type="float" office:value="16096" calcext:value-type="float">
            <text:p>16096</text:p>
          </table:table-cell>
          <table:table-cell/>
          <table:table-cell table:style-name="ce1" table:formula="of:=[.E71]/[.C71]" office:value-type="percentage" office:value="0.272776572668113" calcext:value-type="percentage">
            <text:p>27,28 %</text:p>
          </table:table-cell>
          <table:table-cell table:number-columns-repeated="8"/>
        </table:table-row>
      </table:table>
      <table:table table:name="beta.20180305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est 5: postgres 10.2 vs. cockroach 2.0-beta.2018030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table:style-name="Default" office:value-type="string" calcext:value-type="string">
            <text:p>cr/pg per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table:formula="of:=[.B3]" office:value-type="float" office:value="7200" calcext:value-type="float">
            <text:p>7200</text:p>
          </table:table-cell>
          <table:table-cell office:value-type="float" office:value="2568" calcext:value-type="float">
            <text:p>2568</text:p>
          </table:table-cell>
          <table:table-cell table:formula="of:=[.D3]" office:value-type="float" office:value="2568" calcext:value-type="float">
            <text:p>2568</text:p>
          </table:table-cell>
          <table:table-cell/>
          <table:table-cell table:formula="of:=[.E3]/[.C3]" office:value-type="percentage" office:value="0.356666666666667" calcext:value-type="percentage">
            <text:p>35,67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2" calcext:value-type="float">
            <text:p>6352</text:p>
          </table:table-cell>
          <table:table-cell table:formula="of:=[.A4]*[.B4]" office:value-type="float" office:value="6352" calcext:value-type="float">
            <text:p>6352</text:p>
          </table:table-cell>
          <table:table-cell office:value-type="float" office:value="2006" calcext:value-type="float">
            <text:p>2006</text:p>
          </table:table-cell>
          <table:table-cell table:formula="of:=[.D4]*[.A4]" office:value-type="float" office:value="2006" calcext:value-type="float">
            <text:p>2006</text:p>
          </table:table-cell>
          <table:table-cell/>
          <table:table-cell table:formula="of:=[.E4]/[.C4]" office:value-type="percentage" office:value="0.31580604534005" calcext:value-type="percentage">
            <text:p>31,58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02" calcext:value-type="float">
            <text:p>6402</text:p>
          </table:table-cell>
          <table:table-cell table:formula="of:=[.A5]*[.B5]" office:value-type="float" office:value="12804" calcext:value-type="float">
            <text:p>12804</text:p>
          </table:table-cell>
          <table:table-cell office:value-type="float" office:value="1346" calcext:value-type="float">
            <text:p>1346</text:p>
          </table:table-cell>
          <table:table-cell table:formula="of:=[.D5]*[.A5]" office:value-type="float" office:value="2692" calcext:value-type="float">
            <text:p>2692</text:p>
          </table:table-cell>
          <table:table-cell/>
          <table:table-cell table:formula="of:=[.E5]/[.C5]" office:value-type="percentage" office:value="0.210246797875664" calcext:value-type="percentage">
            <text:p>21,02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55" calcext:value-type="float">
            <text:p>5255</text:p>
          </table:table-cell>
          <table:table-cell table:formula="of:=[.A6]*[.B6]" office:value-type="float" office:value="21020" calcext:value-type="float">
            <text:p>21020</text:p>
          </table:table-cell>
          <table:table-cell office:value-type="float" office:value="1134" calcext:value-type="float">
            <text:p>1134</text:p>
          </table:table-cell>
          <table:table-cell table:formula="of:=[.D6]*[.A6]" office:value-type="float" office:value="4536" calcext:value-type="float">
            <text:p>4536</text:p>
          </table:table-cell>
          <table:table-cell/>
          <table:table-cell table:formula="of:=[.E6]/[.C6]" office:value-type="percentage" office:value="0.215794481446242" calcext:value-type="percentage">
            <text:p>21,58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47" calcext:value-type="float">
            <text:p>3847</text:p>
          </table:table-cell>
          <table:table-cell table:formula="of:=[.A7]*[.B7]" office:value-type="float" office:value="30776" calcext:value-type="float">
            <text:p>30776</text:p>
          </table:table-cell>
          <table:table-cell office:value-type="float" office:value="901" calcext:value-type="float">
            <text:p>901</text:p>
          </table:table-cell>
          <table:table-cell table:formula="of:=[.D7]*[.A7]" office:value-type="float" office:value="7208" calcext:value-type="float">
            <text:p>7208</text:p>
          </table:table-cell>
          <table:table-cell/>
          <table:table-cell table:formula="of:=[.E7]/[.C7]" office:value-type="percentage" office:value="0.23420847413569" calcext:value-type="percentage">
            <text:p>23,42 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1" calcext:value-type="float">
            <text:p>2831</text:p>
          </table:table-cell>
          <table:table-cell table:formula="of:=[.A8]*[.B8]" office:value-type="float" office:value="45296" calcext:value-type="float">
            <text:p>45296</text:p>
          </table:table-cell>
          <table:table-cell office:value-type="float" office:value="734" calcext:value-type="float">
            <text:p>734</text:p>
          </table:table-cell>
          <table:table-cell table:formula="of:=[.D8]*[.A8]" office:value-type="float" office:value="11744" calcext:value-type="float">
            <text:p>11744</text:p>
          </table:table-cell>
          <table:table-cell/>
          <table:table-cell table:formula="of:=[.E8]/[.C8]" office:value-type="percentage" office:value="0.259272341928647" calcext:value-type="percentage">
            <text:p>25,93 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44" calcext:value-type="float">
            <text:p>1844</text:p>
          </table:table-cell>
          <table:table-cell table:formula="of:=[.A9]*[.B9]" office:value-type="float" office:value="59008" calcext:value-type="float">
            <text:p>59008</text:p>
          </table:table-cell>
          <table:table-cell office:value-type="float" office:value="537" calcext:value-type="float">
            <text:p>537</text:p>
          </table:table-cell>
          <table:table-cell table:formula="of:=[.D9]*[.A9]" office:value-type="float" office:value="17184" calcext:value-type="float">
            <text:p>17184</text:p>
          </table:table-cell>
          <table:table-cell/>
          <table:table-cell table:formula="of:=[.E9]/[.C9]" office:value-type="percentage" office:value="0.291214750542299" calcext:value-type="percentage">
            <text:p>29,12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.00.0000</text:date>, <text:time style:data-style-name="N2" text:time-value="20:35:52.1800370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2:17:47.180002927</meta:creation-date>
    <dc:date>2018-03-08T21:21:46.038468939</dc:date>
    <meta:editing-duration>PT2H39M41S</meta:editing-duration>
    <meta:editing-cycles>11</meta:editing-cycles>
    <meta:generator>LibreOffice/6.0.1.1$Linux_X86_64 LibreOffice_project/00m0$Build-1</meta:generator>
    <meta:document-statistic meta:table-count="2" meta:cell-count="2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6.089cm" svg:y="0.315cm" chart:style-name="ch2">
          <text:p>Test 1 (subquery)</text:p>
        </chart:title>
        <chart:subtitle svg:x="3.808cm" svg:y="1.29cm" chart:style-name="ch3">
          <text:p>postgres 10.2 vs. cockroach 2.0-alpha.20180212</text:p>
        </chart:subtitle>
        <chart:legend chart:legend-position="end" svg:x="13.073cm" svg:y="3.405cm" style:legend-expansion="high" chart:style-name="ch4"/>
        <chart:plot-area chart:style-name="ch5" table:cell-range-address="'alpha.20180212'.A3:'alpha.20180212'.B3 'alpha.20180212'.B2:'alpha.20180212'.C2 'alpha.20180212'.B4:'alpha.20180212'.C9 'alpha.20180212'.D3:'alpha.20180212'.D3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alpha.20180212'.B3:'alpha.20180212'.B3" loext:label-string="pg_single" chart:class="chart:scatter">
            <chart:domain table:cell-range-address="'alpha.20180212'.A3:'alpha.20180212'.A3"/>
            <chart:data-point/>
          </chart:series>
          <chart:series chart:attached-axis="primary-y" chart:style-name="ch13" chart:values-cell-range-address="'alpha.20180212'.B4:'alpha.20180212'.B9" chart:label-cell-address="'alpha.20180212'.B2:'alpha.20180212'.B2" chart:class="chart:scatter">
            <chart:domain table:cell-range-address="'alpha.20180212'.A4:'alpha.20180212'.A9"/>
            <chart:data-point chart:repeated="6"/>
          </chart:series>
          <chart:series chart:attached-axis="secondary-y" chart:style-name="ch14" chart:values-cell-range-address="'alpha.20180212'.C4:'alpha.20180212'.C9" chart:label-cell-address="'alpha.20180212'.C2:'alpha.20180212'.C2" chart:class="chart:scatter">
            <chart:domain table:cell-range-address="'alpha.20180212'.A4:'alpha.20180212'.A9"/>
            <chart:data-point chart:repeated="6"/>
          </chart:series>
          <chart:series chart:attached-axis="primary-y" chart:style-name="ch15" chart:values-cell-range-address="'alpha.20180212'.D3:'alpha.20180212'.D3" loext:label-string="cr_single" chart:class="chart:scatte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A</text:p>
              </table:table-cell>
              <table:table-cell office:value-type="string">
                <text:p>pg tx/s</text:p>
                <draw:g>
                  <svg:desc>'alpha.20180212'.B2:'alpha.20180212'.B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pg rows/s</text:p>
                <draw:g>
                  <svg:desc>'alpha.20180212'.C2:'alpha.20180212'.C2</svg:desc>
                </draw:g>
              </table:table-cell>
              <table:table-cell office:value-type="string">
                <text:p>cr_si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pha.20180212'.A3:'alpha.20180212'.A3</svg:desc>
                </draw:g>
              </table:table-cell>
              <table:table-cell office:value-type="float" office:value="6348">
                <text:p>6348</text:p>
                <draw:g>
                  <svg:desc>'alpha.20180212'.B3:'alpha.20180212'.B3</svg:desc>
                </draw:g>
              </table:table-cell>
              <table:table-cell office:value-type="float" office:value="1">
                <text:p>1</text:p>
                <draw:g>
                  <svg:desc>'alpha.20180212'.A4:'alpha.20180212'.A9</svg:desc>
                </draw:g>
              </table:table-cell>
              <table:table-cell office:value-type="float" office:value="4404">
                <text:p>4404</text:p>
                <draw:g>
                  <svg:desc>'alpha.20180212'.B4:'alpha.20180212'.B9</svg:desc>
                </draw:g>
              </table:table-cell>
              <table:table-cell office:value-type="float" office:value="1">
                <text:p>1</text:p>
                <draw:g>
                  <svg:desc>'alpha.20180212'.A4:'alpha.20180212'.A9</svg:desc>
                </draw:g>
              </table:table-cell>
              <table:table-cell office:value-type="float" office:value="4404">
                <text:p>4404</text:p>
                <draw:g>
                  <svg:desc>'alpha.20180212'.C4:'alpha.20180212'.C9</svg:desc>
                </draw:g>
              </table:table-cell>
              <table:table-cell office:value-type="float" office:value="4444">
                <text:p>4444</text:p>
                <draw:g>
                  <svg:desc>'alpha.20180212'.D3:'alpha.20180212'.D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985">
                <text:p>3985</text:p>
              </table:table-cell>
              <table:table-cell office:value-type="float" office:value="2">
                <text:p>2</text:p>
              </table:table-cell>
              <table:table-cell office:value-type="float" office:value="7970">
                <text:p>7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487">
                <text:p>3487</text:p>
              </table:table-cell>
              <table:table-cell office:value-type="float" office:value="4">
                <text:p>4</text:p>
              </table:table-cell>
              <table:table-cell office:value-type="float" office:value="13948">
                <text:p>13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908">
                <text:p>2908</text:p>
              </table:table-cell>
              <table:table-cell office:value-type="float" office:value="8">
                <text:p>8</text:p>
              </table:table-cell>
              <table:table-cell office:value-type="float" office:value="23264">
                <text:p>2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177">
                <text:p>2177</text:p>
              </table:table-cell>
              <table:table-cell office:value-type="float" office:value="16">
                <text:p>16</text:p>
              </table:table-cell>
              <table:table-cell office:value-type="float" office:value="34832">
                <text:p>3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513">
                <text:p>1513</text:p>
              </table:table-cell>
              <table:table-cell office:value-type="float" office:value="32">
                <text:p>32</text:p>
              </table:table-cell>
              <table:table-cell office:value-type="float" office:value="48416">
                <text:p>484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6.089cm" svg:y="0.315cm" chart:style-name="ch2">
          <text:p>Test 2 (subquery)</text:p>
        </chart:title>
        <chart:subtitle svg:x="3.808cm" svg:y="1.29cm" chart:style-name="ch3">
          <text:p>postgres 10.2 vs. cockroach 2.0-alpha.20180212</text:p>
        </chart:subtitle>
        <chart:legend chart:legend-position="end" svg:x="13.073cm" svg:y="3.405cm" style:legend-expansion="high" chart:style-name="ch4"/>
        <chart:plot-area chart:style-name="ch5" table:cell-range-address="'alpha.20180212'.I3:'alpha.20180212'.J3 'alpha.20180212'.J2:'alpha.20180212'.K2 'alpha.20180212'.J4:'alpha.20180212'.K9 'alpha.20180212'.L3:'alpha.20180212'.L3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alpha.20180212'.J3:'alpha.20180212'.J3" loext:label-string="pg_single" chart:class="chart:scatter">
            <chart:domain table:cell-range-address="'alpha.20180212'.I3:'alpha.20180212'.I3"/>
            <chart:data-point/>
          </chart:series>
          <chart:series chart:attached-axis="primary-y" chart:style-name="ch13" chart:values-cell-range-address="'alpha.20180212'.J4:'alpha.20180212'.J9" chart:label-cell-address="'alpha.20180212'.J2:'alpha.20180212'.J2" chart:class="chart:scatter">
            <chart:domain table:cell-range-address="'alpha.20180212'.I4:'alpha.20180212'.I9"/>
            <chart:data-point chart:repeated="6"/>
          </chart:series>
          <chart:series chart:attached-axis="secondary-y" chart:style-name="ch14" chart:values-cell-range-address="'alpha.20180212'.K4:'alpha.20180212'.K9" chart:label-cell-address="'alpha.20180212'.K2:'alpha.20180212'.K2" chart:class="chart:scatter">
            <chart:domain table:cell-range-address="'alpha.20180212'.I4:'alpha.20180212'.I9"/>
            <chart:data-point chart:repeated="6"/>
          </chart:series>
          <chart:series chart:attached-axis="primary-y" chart:style-name="ch15" chart:values-cell-range-address="'alpha.20180212'.L3:'alpha.20180212'.L3" loext:label-string="cr_single" chart:class="chart:scatte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I</text:p>
              </table:table-cell>
              <table:table-cell office:value-type="string">
                <text:p>pg tx/s</text:p>
                <draw:g>
                  <svg:desc>'alpha.20180212'.J2:'alpha.20180212'.J2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pg rows/s</text:p>
                <draw:g>
                  <svg:desc>'alpha.20180212'.K2:'alpha.20180212'.K2</svg:desc>
                </draw:g>
              </table:table-cell>
              <table:table-cell office:value-type="string">
                <text:p>cr_si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pha.20180212'.I3:'alpha.20180212'.I3</svg:desc>
                </draw:g>
              </table:table-cell>
              <table:table-cell office:value-type="float" office:value="6918">
                <text:p>6918</text:p>
                <draw:g>
                  <svg:desc>'alpha.20180212'.J3:'alpha.20180212'.J3</svg:desc>
                </draw:g>
              </table:table-cell>
              <table:table-cell office:value-type="float" office:value="1">
                <text:p>1</text:p>
                <draw:g>
                  <svg:desc>'alpha.20180212'.I4:'alpha.20180212'.I9</svg:desc>
                </draw:g>
              </table:table-cell>
              <table:table-cell office:value-type="float" office:value="4528">
                <text:p>4528</text:p>
                <draw:g>
                  <svg:desc>'alpha.20180212'.J4:'alpha.20180212'.J9</svg:desc>
                </draw:g>
              </table:table-cell>
              <table:table-cell office:value-type="float" office:value="1">
                <text:p>1</text:p>
                <draw:g>
                  <svg:desc>'alpha.20180212'.I4:'alpha.20180212'.I9</svg:desc>
                </draw:g>
              </table:table-cell>
              <table:table-cell office:value-type="float" office:value="4528">
                <text:p>4528</text:p>
                <draw:g>
                  <svg:desc>'alpha.20180212'.K4:'alpha.20180212'.K9</svg:desc>
                </draw:g>
              </table:table-cell>
              <table:table-cell office:value-type="float" office:value="2092">
                <text:p>2092</text:p>
                <draw:g>
                  <svg:desc>'alpha.20180212'.L3:'alpha.20180212'.L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958">
                <text:p>3958</text:p>
              </table:table-cell>
              <table:table-cell office:value-type="float" office:value="2">
                <text:p>2</text:p>
              </table:table-cell>
              <table:table-cell office:value-type="float" office:value="7916">
                <text:p>7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389">
                <text:p>3389</text:p>
              </table:table-cell>
              <table:table-cell office:value-type="float" office:value="4">
                <text:p>4</text:p>
              </table:table-cell>
              <table:table-cell office:value-type="float" office:value="13556">
                <text:p>13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708">
                <text:p>2708</text:p>
              </table:table-cell>
              <table:table-cell office:value-type="float" office:value="8">
                <text:p>8</text:p>
              </table:table-cell>
              <table:table-cell office:value-type="float" office:value="21664">
                <text:p>21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063">
                <text:p>2063</text:p>
              </table:table-cell>
              <table:table-cell office:value-type="float" office:value="16">
                <text:p>16</text:p>
              </table:table-cell>
              <table:table-cell office:value-type="float" office:value="33008">
                <text:p>3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410">
                <text:p>1410</text:p>
              </table:table-cell>
              <table:table-cell office:value-type="float" office:value="32">
                <text:p>32</text:p>
              </table:table-cell>
              <table:table-cell office:value-type="float" office:value="45120">
                <text:p>451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5.648cm" svg:y="0.315cm" chart:style-name="ch2">
          <text:p>Test 4 (select distinct)</text:p>
        </chart:title>
        <chart:subtitle svg:x="3.808cm" svg:y="1.29cm" chart:style-name="ch3">
          <text:p>postgres 10.2 vs. cockroach 2.0-alpha.20180212</text:p>
        </chart:subtitle>
        <chart:legend chart:legend-position="end" svg:x="13.073cm" svg:y="2.889cm" style:legend-expansion="high" chart:style-name="ch4"/>
        <chart:plot-area chart:style-name="ch5" table:cell-range-address="'alpha.20180212'.I34:'alpha.20180212'.J34 'alpha.20180212'.J33:'alpha.20180212'.M33 'alpha.20180212'.J35:'alpha.20180212'.M40 'alpha.20180212'.L34:'alpha.20180212'.L34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alpha.20180212'.J34:'alpha.20180212'.J34" loext:label-string="pg_single" chart:class="chart:scatter">
            <chart:domain table:cell-range-address="'alpha.20180212'.I34:'alpha.20180212'.I34"/>
            <chart:data-point/>
          </chart:series>
          <chart:series chart:attached-axis="primary-y" chart:style-name="ch13" chart:values-cell-range-address="'alpha.20180212'.J35:'alpha.20180212'.J40" chart:label-cell-address="'alpha.20180212'.J33:'alpha.20180212'.J33" chart:class="chart:scatter">
            <chart:domain table:cell-range-address="'alpha.20180212'.I35:'alpha.20180212'.I40"/>
            <chart:data-point chart:repeated="6"/>
          </chart:series>
          <chart:series chart:attached-axis="secondary-y" chart:style-name="ch14" chart:values-cell-range-address="'alpha.20180212'.K35:'alpha.20180212'.K40" chart:label-cell-address="'alpha.20180212'.K33:'alpha.20180212'.K33" chart:class="chart:scatter">
            <chart:domain table:cell-range-address="'alpha.20180212'.I35:'alpha.20180212'.I40"/>
            <chart:data-point chart:repeated="6"/>
          </chart:series>
          <chart:series chart:attached-axis="primary-y" chart:style-name="ch15" chart:values-cell-range-address="'alpha.20180212'.L34:'alpha.20180212'.L34" loext:label-string="cr_single" chart:class="chart:scatter">
            <chart:data-point/>
          </chart:series>
          <chart:series chart:attached-axis="primary-y" chart:style-name="ch16" chart:values-cell-range-address="'alpha.20180212'.L35:'alpha.20180212'.L40" chart:label-cell-address="'alpha.20180212'.L33:'alpha.20180212'.L33" chart:class="chart:scatter">
            <chart:domain table:cell-range-address="'alpha.20180212'.I35:'alpha.20180212'.I40"/>
            <chart:data-point chart:repeated="6"/>
          </chart:series>
          <chart:series chart:attached-axis="secondary-y" chart:style-name="ch17" chart:values-cell-range-address="'alpha.20180212'.M35:'alpha.20180212'.M40" chart:label-cell-address="'alpha.20180212'.M33:'alpha.20180212'.M33" chart:class="chart:scatter">
            <chart:domain table:cell-range-address="'alpha.20180212'.I35:'alpha.20180212'.I40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I</text:p>
              </table:table-cell>
              <table:table-cell office:value-type="string">
                <text:p>pg tx/s</text:p>
                <draw:g>
                  <svg:desc>'alpha.20180212'.J33:'alpha.20180212'.J33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pg rows/s</text:p>
                <draw:g>
                  <svg:desc>'alpha.20180212'.K33:'alpha.20180212'.K33</svg:desc>
                </draw:g>
              </table:table-cell>
              <table:table-cell office:value-type="string">
                <text:p>cr_single</text:p>
              </table:table-cell>
              <table:table-cell office:value-type="string">
                <text:p>Spalte I</text:p>
              </table:table-cell>
              <table:table-cell office:value-type="string">
                <text:p>cr tx/s</text:p>
                <draw:g>
                  <svg:desc>'alpha.20180212'.L33:'alpha.20180212'.L33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cr rows/s</text:p>
                <draw:g>
                  <svg:desc>'alpha.20180212'.M33:'alpha.20180212'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pha.20180212'.I34:'alpha.20180212'.I34</svg:desc>
                </draw:g>
              </table:table-cell>
              <table:table-cell office:value-type="float" office:value="8047">
                <text:p>8047</text:p>
                <draw:g>
                  <svg:desc>'alpha.20180212'.J34:'alpha.20180212'.J34</svg:desc>
                </draw:g>
              </table:table-cell>
              <table:table-cell office:value-type="float" office:value="1">
                <text:p>1</text:p>
                <draw:g>
                  <svg:desc>'alpha.20180212'.I35:'alpha.20180212'.I40</svg:desc>
                </draw:g>
              </table:table-cell>
              <table:table-cell office:value-type="float" office:value="7456">
                <text:p>7456</text:p>
                <draw:g>
                  <svg:desc>'alpha.20180212'.J35:'alpha.20180212'.J40</svg:desc>
                </draw:g>
              </table:table-cell>
              <table:table-cell office:value-type="float" office:value="1">
                <text:p>1</text:p>
                <draw:g>
                  <svg:desc>'alpha.20180212'.I35:'alpha.20180212'.I40</svg:desc>
                </draw:g>
              </table:table-cell>
              <table:table-cell office:value-type="float" office:value="7456">
                <text:p>7456</text:p>
                <draw:g>
                  <svg:desc>'alpha.20180212'.K35:'alpha.20180212'.K40</svg:desc>
                </draw:g>
              </table:table-cell>
              <table:table-cell office:value-type="float" office:value="3748">
                <text:p>3748</text:p>
                <draw:g>
                  <svg:desc>'alpha.20180212'.L34:'alpha.20180212'.L34</svg:desc>
                </draw:g>
              </table:table-cell>
              <table:table-cell office:value-type="float" office:value="1">
                <text:p>1</text:p>
                <draw:g>
                  <svg:desc>'alpha.20180212'.I35:'alpha.20180212'.I40</svg:desc>
                </draw:g>
              </table:table-cell>
              <table:table-cell office:value-type="float" office:value="3167">
                <text:p>3167</text:p>
                <draw:g>
                  <svg:desc>'alpha.20180212'.L35:'alpha.20180212'.L40</svg:desc>
                </draw:g>
              </table:table-cell>
              <table:table-cell office:value-type="float" office:value="1">
                <text:p>1</text:p>
                <draw:g>
                  <svg:desc>'alpha.20180212'.I35:'alpha.20180212'.I40</svg:desc>
                </draw:g>
              </table:table-cell>
              <table:table-cell office:value-type="float" office:value="3167">
                <text:p>3167</text:p>
                <draw:g>
                  <svg:desc>'alpha.20180212'.M35:'alpha.20180212'.M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138">
                <text:p>6138</text:p>
              </table:table-cell>
              <table:table-cell office:value-type="float" office:value="2">
                <text:p>2</text:p>
              </table:table-cell>
              <table:table-cell office:value-type="float" office:value="12276">
                <text:p>1227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734">
                <text:p>2734</text:p>
              </table:table-cell>
              <table:table-cell office:value-type="float" office:value="2">
                <text:p>2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002">
                <text:p>5002</text:p>
              </table:table-cell>
              <table:table-cell office:value-type="float" office:value="4">
                <text:p>4</text:p>
              </table:table-cell>
              <table:table-cell office:value-type="float" office:value="20008">
                <text:p>2000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196">
                <text:p>2196</text:p>
              </table:table-cell>
              <table:table-cell office:value-type="float" office:value="4">
                <text:p>4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880">
                <text:p>3880</text:p>
              </table:table-cell>
              <table:table-cell office:value-type="float" office:value="8">
                <text:p>8</text:p>
              </table:table-cell>
              <table:table-cell office:value-type="float" office:value="31040">
                <text:p>310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578">
                <text:p>1578</text:p>
              </table:table-cell>
              <table:table-cell office:value-type="float" office:value="8">
                <text:p>8</text:p>
              </table:table-cell>
              <table:table-cell office:value-type="float" office:value="12624">
                <text:p>12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754">
                <text:p>2754</text:p>
              </table:table-cell>
              <table:table-cell office:value-type="float" office:value="16">
                <text:p>16</text:p>
              </table:table-cell>
              <table:table-cell office:value-type="float" office:value="44064">
                <text:p>4406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118">
                <text:p>1118</text:p>
              </table:table-cell>
              <table:table-cell office:value-type="float" office:value="16">
                <text:p>16</text:p>
              </table:table-cell>
              <table:table-cell office:value-type="float" office:value="17888">
                <text:p>1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771">
                <text:p>1771</text:p>
              </table:table-cell>
              <table:table-cell office:value-type="float" office:value="32">
                <text:p>32</text:p>
              </table:table-cell>
              <table:table-cell office:value-type="float" office:value="56672">
                <text:p>5667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701">
                <text:p>701</text:p>
              </table:table-cell>
              <table:table-cell office:value-type="float" office:value="32">
                <text:p>32</text:p>
              </table:table-cell>
              <table:table-cell office:value-type="float" office:value="22432">
                <text:p>224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